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39.48mm"/>
    </style:style>
    <style:style style:name="co7" style:family="table-column">
      <style:table-column-properties fo:break-before="auto" style:column-width="36.21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32.95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 style:vertical-align="top"/>
    </style:style>
    <style:style style:name="ce2" style:family="table-cell" style:parent-style-name="Default">
      <style:table-cell-properties fo:border-bottom="none" fo:background-color="#d2eaf1" style:text-align-source="fix" style:repeat-content="false" fo:border-left="none" fo:border-right="0.74pt solid #000000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top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 style:vertical-align="top"/>
    </style:style>
    <style:style style:name="ce9" style:family="table-cell" style:parent-style-name="Default">
      <style:table-cell-properties fo:border-bottom="none" fo:background-color="#bce4e5" fo:border-left="0.74pt solid #000000" fo:border-right="0.74pt solid #000000" fo:border-top="none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mm"/>
    </style:style>
    <style:style style:name="ce12" style:family="table-cell" style:parent-style-name="Default" style:data-style-name="N20109">
      <style:table-cell-properties fo:border-bottom="none" fo:background-color="#bce4e5" fo:border-left="0.74pt solid #000000" fo:border-right="0.74pt solid #000000" fo:border-top="none"/>
    </style:style>
    <style:style style:name="ce13" style:family="table-cell" style:parent-style-name="Default" style:data-style-name="N20109">
      <style:table-cell-properties fo:border-bottom="none" fo:border-left="0.74pt solid #000000" fo:border-right="0.74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15" style:family="table-cell" style:parent-style-name="Default">
      <style:table-cell-properties fo:border-bottom="none" fo:background-color="#bce4e5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16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start" fo:margin-left="0mm"/>
    </style:style>
    <style:style style:name="ce42" style:family="table-cell" style:parent-style-name="Default" style:data-style-name="N20109">
      <style:table-cell-properties fo:background-color="#bce4e5"/>
    </style:style>
    <style:style style:name="ce18" style:family="table-cell" style:parent-style-name="Default" style:data-style-name="N20109"/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5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20" style:family="table-cell" style:parent-style-name="Default" style:data-style-name="N20109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21" style:family="table-cell" style:parent-style-name="Default" style:data-style-name="N20109">
      <style:table-cell-properties fo:border-bottom="none" fo:background-color="#bce4e5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22" style:family="table-cell" style:parent-style-name="Default" style:data-style-name="N20109">
      <style:table-cell-properties style:text-align-source="fix" style:repeat-content="false"/>
      <style:paragraph-properties fo:text-align="end" fo:margin-left="0mm"/>
    </style:style>
    <style:style style:name="ce49" style:family="table-cell" style:parent-style-name="Default" style:data-style-name="N20109">
      <style:table-cell-properties fo:background-color="#bce4e5"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top"/>
      <style:paragraph-properties fo:text-align="start" fo:margin-left="0mm"/>
    </style:style>
    <style:style style:name="ce24" style:family="table-cell" style:parent-style-name="Default" style:data-style-name="N20109">
      <style:table-cell-properties fo:border-bottom="none" fo:background-color="#bce4e5" fo:border-left="0.74pt solid #000000" fo:border-right="none" fo:border-top="none"/>
    </style:style>
    <style:style style:name="ce25" style:family="table-cell" style:parent-style-name="Default" style:data-style-name="N20109">
      <style:table-cell-properties fo:border-bottom="none" fo:border-left="0.74pt solid #000000" fo:border-right="none" fo:border-top="none"/>
    </style:style>
    <style:style style:name="ce26" style:family="table-cell" style:parent-style-name="Default" style:data-style-name="N20109">
      <style:table-cell-properties fo:border-bottom="none" style:text-align-source="fix" style:repeat-content="false" fo:border-left="0.74pt solid #000000" fo:border-right="none" fo:border-top="none"/>
      <style:paragraph-properties fo:text-align="end" fo:margin-left="0mm"/>
    </style:style>
    <style:style style:name="ce27" style:family="table-cell" style:parent-style-name="Default" style:data-style-name="N20109">
      <style:table-cell-properties fo:border-bottom="none" fo:background-color="#bce4e5" style:text-align-source="fix" style:repeat-content="false" fo:border-left="0.74pt solid #000000" fo:border-right="none" fo:border-top="non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74mm" svg:height="145.5mm" svg:x="-0.03mm" svg:y="61.61mm">
            <draw:object draw:notify-on-update-of-ranges="Sheet1.B2:Sheet1.B12 Sheet1.C1:Sheet1.C1 Sheet1.C2:Sheet1.C12 Sheet1.D1:Sheet1.D1 Sheet1.D2:Sheet1.D12 Sheet1.E1:Sheet1.E1 Sheet1.E2:Sheet1.E12 Sheet1.F1:Sheet1.F1 Sheet1.F2:Sheet1.F12 Sheet1.G1:Sheet1.G1 Sheet1.G2:Sheet1.G12 Sheet1.H1:Sheet1.H1 Sheet1.H2:Sheet1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9"/>
        <table:table-column table:style-name="co3" table:default-cell-style-name="ce14"/>
        <table:table-column table:style-name="co4" table:default-cell-style-name="ce19"/>
        <table:table-column table:style-name="co5" table:default-cell-style-name="ce20"/>
        <table:table-column table:style-name="co6" table:default-cell-style-name="ce22"/>
        <table:table-column table:style-name="co7" table:default-cell-style-name="ce20"/>
        <table:table-column table:style-name="co5" table:default-cell-style-name="ce2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.º Componentes</text:p>
          </table:table-cell>
          <table:table-cell table:style-name="ce8" office:value-type="string" calcext:value-type="string">
            <text:p>Bytes de un Vector</text:p>
          </table:table-cell>
          <table:table-cell table:style-name="ce11" office:value-type="string" calcext:value-type="string">
            <text:p>Tiempo para Vectores locales grid</text:p>
          </table:table-cell>
          <table:table-cell table:style-name="ce41" office:value-type="string" calcext:value-type="string">
            <text:p>Tiempo para Vectores locales pc</text:p>
          </table:table-cell>
          <table:table-cell table:style-name="ce11" office:value-type="string" calcext:value-type="string">
            <text:p>Tiempo para Vectores globales grid</text:p>
          </table:table-cell>
          <table:table-cell table:style-name="ce41" office:value-type="string" calcext:value-type="string">
            <text:p>Tiempo para Vectores globales pc</text:p>
          </table:table-cell>
          <table:table-cell table:style-name="ce11" office:value-type="string" calcext:value-type="string">
            <text:p>Tiempo para Vectores dinámicos grid</text:p>
          </table:table-cell>
          <table:table-cell table:style-name="ce23" office:value-type="string" calcext:value-type="string">
            <text:p>Tiempo para Vectores dinámicos pc</text:p>
          </table:table-cell>
          <table:table-cell table:style-name="ce17" table:number-columns-repeated="3"/>
        </table:table-row>
        <table:table-row table:style-name="ro2">
          <table:table-cell office:value-type="float" office:value="65536" calcext:value-type="float">
            <text:p>65536</text:p>
          </table:table-cell>
          <table:table-cell table:formula="of:=[.A2]*4" office:value-type="float" office:value="262144" calcext:value-type="float">
            <text:p>262144</text:p>
          </table:table-cell>
          <table:table-cell table:style-name="ce12" office:value-type="float" office:value="0.00044715" calcext:value-type="float">
            <text:p>0.000447150</text:p>
          </table:table-cell>
          <table:table-cell table:style-name="ce42" office:value-type="float" office:value="0.000346733" calcext:value-type="float">
            <text:p>0.000346733</text:p>
          </table:table-cell>
          <table:table-cell table:style-name="ce12" office:value-type="float" office:value="0.000562505" calcext:value-type="float">
            <text:p>0.000562505</text:p>
          </table:table-cell>
          <table:table-cell table:style-name="ce42" office:value-type="float" office:value="0.000360239" calcext:value-type="float">
            <text:p>0.000360239</text:p>
          </table:table-cell>
          <table:table-cell table:style-name="ce12" office:value-type="float" office:value="0.000344461" calcext:value-type="float">
            <text:p>0.000344461</text:p>
          </table:table-cell>
          <table:table-cell table:style-name="ce24" office:value-type="float" office:value="0.000357781" calcext:value-type="float">
            <text:p>0.000357781</text:p>
          </table:table-cell>
          <table:table-cell table:number-columns-repeated="3"/>
        </table:table-row>
        <table:table-row table:style-name="ro2">
          <table:table-cell table:style-name="ce3" office:value-type="float" office:value="131072" calcext:value-type="float">
            <text:p>131072</text:p>
          </table:table-cell>
          <table:table-cell table:style-name="ce10" table:formula="of:=[.A3]*4" office:value-type="float" office:value="524288" calcext:value-type="float">
            <text:p>524288</text:p>
          </table:table-cell>
          <table:table-cell table:style-name="ce13" office:value-type="float" office:value="0.000963547" calcext:value-type="float">
            <text:p>0.000963547</text:p>
          </table:table-cell>
          <table:table-cell table:style-name="ce18" office:value-type="float" office:value="0.000695221" calcext:value-type="float">
            <text:p>0.000695221</text:p>
          </table:table-cell>
          <table:table-cell table:style-name="ce13" office:value-type="float" office:value="0.001118939" calcext:value-type="float">
            <text:p>0.001118939</text:p>
          </table:table-cell>
          <table:table-cell table:style-name="ce18" office:value-type="float" office:value="0.000721298" calcext:value-type="float">
            <text:p>0.000721298</text:p>
          </table:table-cell>
          <table:table-cell table:style-name="ce13" office:value-type="float" office:value="0.0007024" calcext:value-type="float">
            <text:p>0.000702400</text:p>
          </table:table-cell>
          <table:table-cell table:style-name="ce25" office:value-type="float" office:value="0.000715588" calcext:value-type="float">
            <text:p>0.000715588</text:p>
          </table:table-cell>
          <table:table-cell table:number-columns-repeated="3"/>
        </table:table-row>
        <table:table-row table:style-name="ro2">
          <table:table-cell office:value-type="float" office:value="262144" calcext:value-type="float">
            <text:p>262144</text:p>
          </table:table-cell>
          <table:table-cell table:formula="of:=[.A4]*4" office:value-type="float" office:value="1048576" calcext:value-type="float">
            <text:p>1048576</text:p>
          </table:table-cell>
          <table:table-cell table:style-name="ce12" office:value-type="float" office:value="0.002001805" calcext:value-type="float">
            <text:p>0.002001805</text:p>
          </table:table-cell>
          <table:table-cell table:style-name="ce42" office:value-type="float" office:value="0.001141344" calcext:value-type="float">
            <text:p>0.001141344</text:p>
          </table:table-cell>
          <table:table-cell table:style-name="ce12" office:value-type="float" office:value="0.001413712" calcext:value-type="float">
            <text:p>0.001413712</text:p>
          </table:table-cell>
          <table:table-cell table:style-name="ce42" office:value-type="float" office:value="0.001396334" calcext:value-type="float">
            <text:p>0.001396334</text:p>
          </table:table-cell>
          <table:table-cell table:style-name="ce12" office:value-type="float" office:value="0.001426301" calcext:value-type="float">
            <text:p>0.001426301</text:p>
          </table:table-cell>
          <table:table-cell table:style-name="ce24" office:value-type="float" office:value="0.001460844" calcext:value-type="float">
            <text:p>0.001460844</text:p>
          </table:table-cell>
          <table:table-cell table:number-columns-repeated="3"/>
        </table:table-row>
        <table:table-row table:style-name="ro2">
          <table:table-cell table:style-name="ce3" office:value-type="float" office:value="524288" calcext:value-type="float">
            <text:p>524288</text:p>
          </table:table-cell>
          <table:table-cell table:style-name="ce10" table:formula="of:=[.A5]*4" office:value-type="float" office:value="2097152" calcext:value-type="float">
            <text:p>209715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02698962" calcext:value-type="float">
            <text:p>0.002698962</text:p>
          </table:table-cell>
          <table:table-cell office:value-type="float" office:value="0.001711256" calcext:value-type="float">
            <text:p>0.001711256</text:p>
          </table:table-cell>
          <table:table-cell office:value-type="float" office:value="0.002548354" calcext:value-type="float">
            <text:p>0.002548354</text:p>
          </table:table-cell>
          <table:table-cell office:value-type="float" office:value="0.001944502" calcext:value-type="float">
            <text:p>0.001944502</text:p>
          </table:table-cell>
          <table:table-cell table:number-columns-repeated="3"/>
        </table:table-row>
        <table:table-row table:style-name="ro2">
          <table:table-cell office:value-type="float" office:value="1048576" calcext:value-type="float">
            <text:p>1048576</text:p>
          </table:table-cell>
          <table:table-cell table:formula="of:=[.A6]*4" office:value-type="float" office:value="4194304" calcext:value-type="float">
            <text:p>4194304</text:p>
          </table:table-cell>
          <table:table-cell table:style-name="ce15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1" office:value-type="float" office:value="0.005438035" calcext:value-type="float">
            <text:p>0.005438035</text:p>
          </table:table-cell>
          <table:table-cell table:style-name="ce49" office:value-type="float" office:value="0.003479026" calcext:value-type="float">
            <text:p>0.003479026</text:p>
          </table:table-cell>
          <table:table-cell table:style-name="ce21" office:value-type="float" office:value="0.005201763" calcext:value-type="float">
            <text:p>0.005201763</text:p>
          </table:table-cell>
          <table:table-cell table:style-name="ce27" office:value-type="float" office:value="0.003987225" calcext:value-type="float">
            <text:p>0.003987225</text:p>
          </table:table-cell>
          <table:table-cell table:number-columns-repeated="3"/>
        </table:table-row>
        <table:table-row table:style-name="ro2">
          <table:table-cell table:style-name="ce3" office:value-type="float" office:value="2097152" calcext:value-type="float">
            <text:p>2097152</text:p>
          </table:table-cell>
          <table:table-cell table:style-name="ce10" table:formula="of:=[.A7]*4" office:value-type="float" office:value="8388608" calcext:value-type="float">
            <text:p>838860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10115369" calcext:value-type="float">
            <text:p>0.010115369</text:p>
          </table:table-cell>
          <table:table-cell office:value-type="float" office:value="0.00656311" calcext:value-type="float">
            <text:p>0.006563110</text:p>
          </table:table-cell>
          <table:table-cell office:value-type="float" office:value="0.009955579" calcext:value-type="float">
            <text:p>0.009955579</text:p>
          </table:table-cell>
          <table:table-cell office:value-type="float" office:value="0.0071809" calcext:value-type="float">
            <text:p>0.007180900</text:p>
          </table:table-cell>
          <table:table-cell table:number-columns-repeated="3"/>
        </table:table-row>
        <table:table-row table:style-name="ro2">
          <table:table-cell office:value-type="float" office:value="4194304" calcext:value-type="float">
            <text:p>4194304</text:p>
          </table:table-cell>
          <table:table-cell table:formula="of:=[.A8]*4" office:value-type="float" office:value="16777216" calcext:value-type="float">
            <text:p>16777216</text:p>
          </table:table-cell>
          <table:table-cell table:style-name="ce15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1" office:value-type="float" office:value="0.017947163" calcext:value-type="float">
            <text:p>0.017947163</text:p>
          </table:table-cell>
          <table:table-cell table:style-name="ce49" office:value-type="float" office:value="0.013116175" calcext:value-type="float">
            <text:p>0.013116175</text:p>
          </table:table-cell>
          <table:table-cell table:style-name="ce21" office:value-type="float" office:value="0.018195891" calcext:value-type="float">
            <text:p>0.018195891</text:p>
          </table:table-cell>
          <table:table-cell table:style-name="ce27" office:value-type="float" office:value="0.013838647" calcext:value-type="float">
            <text:p>0.013838647</text:p>
          </table:table-cell>
          <table:table-cell table:number-columns-repeated="3"/>
        </table:table-row>
        <table:table-row table:style-name="ro2">
          <table:table-cell table:style-name="ce3" office:value-type="float" office:value="8388608" calcext:value-type="float">
            <text:p>8388608</text:p>
          </table:table-cell>
          <table:table-cell table:style-name="ce10" table:formula="of:=[.A9]*4" office:value-type="float" office:value="33554432" calcext:value-type="float">
            <text:p>3355443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34695709" calcext:value-type="float">
            <text:p>0.034695709</text:p>
          </table:table-cell>
          <table:table-cell office:value-type="float" office:value="0.026122222" calcext:value-type="float">
            <text:p>0.026122222</text:p>
          </table:table-cell>
          <table:table-cell office:value-type="float" office:value="0.033436367" calcext:value-type="float">
            <text:p>0.033436367</text:p>
          </table:table-cell>
          <table:table-cell office:value-type="float" office:value="0.027064511" calcext:value-type="float">
            <text:p>0.027064511</text:p>
          </table:table-cell>
          <table:table-cell table:number-columns-repeated="3"/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table:formula="of:=[.A10]*4" office:value-type="float" office:value="67108864" calcext:value-type="float">
            <text:p>67108864</text:p>
          </table:table-cell>
          <table:table-cell table:style-name="ce15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1" office:value-type="float" office:value="0.067864967" calcext:value-type="float">
            <text:p>0.067864967</text:p>
          </table:table-cell>
          <table:table-cell table:style-name="ce49" office:value-type="float" office:value="0.052149479" calcext:value-type="float">
            <text:p>0.052149479</text:p>
          </table:table-cell>
          <table:table-cell table:style-name="ce21" office:value-type="float" office:value="0.064637573" calcext:value-type="float">
            <text:p>0.064637573</text:p>
          </table:table-cell>
          <table:table-cell table:style-name="ce27" office:value-type="float" office:value="0.05334481" calcext:value-type="float">
            <text:p>0.053344810</text:p>
          </table:table-cell>
          <table:table-cell table:number-columns-repeated="3"/>
        </table:table-row>
        <table:table-row table:style-name="ro2">
          <table:table-cell table:style-name="ce3" office:value-type="float" office:value="33554432" calcext:value-type="float">
            <text:p>33554432</text:p>
          </table:table-cell>
          <table:table-cell table:style-name="ce10" table:formula="of:=[.A11]*4" office:value-type="float" office:value="134217728" calcext:value-type="float">
            <text:p>13421772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32096048" calcext:value-type="float">
            <text:p>0.132096048</text:p>
          </table:table-cell>
          <table:table-cell office:value-type="float" office:value="0.105018997" calcext:value-type="float">
            <text:p>0.105018997</text:p>
          </table:table-cell>
          <table:table-cell office:value-type="float" office:value="0.127798938" calcext:value-type="float">
            <text:p>0.127798938</text:p>
          </table:table-cell>
          <table:table-cell office:value-type="float" office:value="0.108556102" calcext:value-type="float">
            <text:p>0.108556102</text:p>
          </table:table-cell>
          <table:table-cell table:number-columns-repeated="3"/>
        </table:table-row>
        <table:table-row table:style-name="ro2">
          <table:table-cell office:value-type="float" office:value="67108864" calcext:value-type="float">
            <text:p>67108864</text:p>
          </table:table-cell>
          <table:table-cell table:formula="of:=[.A12]*4" office:value-type="float" office:value="268435456" calcext:value-type="float">
            <text:p>268435456</text:p>
          </table:table-cell>
          <table:table-cell table:style-name="ce15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1" office:value-type="float" office:value="0.133336707" calcext:value-type="float">
            <text:p>0.133336707</text:p>
          </table:table-cell>
          <table:table-cell table:style-name="ce49" office:value-type="float" office:value="0.102864405" calcext:value-type="float">
            <text:p>0.102864405</text:p>
          </table:table-cell>
          <table:table-cell table:style-name="ce21" office:value-type="float" office:value="0.257655516" calcext:value-type="float">
            <text:p>0.257655516</text:p>
          </table:table-cell>
          <table:table-cell table:style-name="ce27" office:value-type="float" office:value="0.207190026" calcext:value-type="float">
            <text:p>0.207190026</text:p>
          </table:table-cell>
          <table:table-cell table:number-columns-repeated="3"/>
        </table:table-row>
        <table:table-row table:style-name="ro2">
          <table:table-cell table:style-name="Default" table:number-columns-repeated="8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16"/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4" table:number-columns-repeated="2"/>
          <table:table-cell table:style-name="Default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11" number:language="en" number:country="GB">
      <number:number number:decimal-places="10" loext:min-decimal-places="10" number:min-integer-digits="1" number:grouping="true"/>
    </number:number-style>
    <number:number-style style:name="N10112" number:language="en" number:country="GB">
      <number:number number:decimal-places="9" loext:min-decimal-places="9" number:min-integer-digits="1" number:grouping="true"/>
    </number:number-style>
    <number:number-style style:name="N20109" number:language="en" number:country="AU">
      <number:number number:decimal-places="9" loext:min-decimal-places="9" number:min-integer-digits="1"/>
    </number:number-style>
    <number:number-style style:name="N20110" number:language="en" number:country="AU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21:40:29.2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1:37:30.858466821</meta:creation-date>
    <dc:date>2020-03-02T21:42:42.002000000</dc:date>
    <meta:editing-duration>PT28M8S</meta:editing-duration>
    <meta:editing-cycles>6</meta:editing-cycles>
    <meta:generator>LibreOffice/6.0.5.2$Windows_X86_64 LibreOffice_project/54c8cbb85f300ac59db32fe8a675ff7683cd5a16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02" number:language="en" number:country="AU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0002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000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0002">
      <style:chart-properties chart:symbol-type="named-symbol" chart:symbol-name="circl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0002">
      <style:chart-properties chart:symbol-type="named-symbol" chart:symbol-name="circle" chart:symbol-width="0.2cm" chart:symbol-height="0.2cm" chart:link-data-style-to-source="true"/>
      <style:graphic-properties svg:stroke-width="0.1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0002">
      <style:chart-properties chart:symbol-type="named-symbol" chart:symbol-name="circle" chart:symbol-width="0.2cm" chart:symbol-height="0.2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0002">
      <style:chart-properties chart:symbol-type="named-symbol" chart:symbol-name="circle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20002">
      <style:chart-properties chart:symbol-type="named-symbol" chart:symbol-name="circle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20002">
      <style:chart-properties chart:symbol-type="named-symbol" chart:symbol-name="circle" chart:symbol-width="0.2cm" chart:symbol-height="0.2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401cm" svg:height="14.551cm" xlink:href=".." xlink:type="simple" chart:class="chart:line" chart:style-name="ch1">
        <chart:title svg:x="11.434cm" svg:y="0.427cm" chart:style-name="ch2">
          <text:p>Comparación Grid-PC</text:p>
        </chart:title>
        <chart:legend chart:legend-position="end" svg:x="20.342cm" svg:y="5.731cm" style:legend-expansion="high" chart:style-name="ch3"/>
        <chart:plot-area chart:style-name="ch4" table:cell-range-address="Sheet1.B2:Sheet1.H12 Sheet1.C1:Sheet1.H1" chart:data-source-has-labels="both" svg:x="1.559cm" svg:y="1.497cm" svg:width="18.235cm" svg:height="11.782cm">
          <chartooo:coordinate-region svg:x="2.471cm" svg:y="1.697cm" svg:width="16.488cm" svg:height="10.935cm"/>
          <chart:axis chart:dimension="x" chart:name="primary-x" chart:style-name="ch5" chartooo:axis-type="auto">
            <chartooo:date-scale/>
            <chart:title svg:x="9.521cm" svg:y="13.57cm" chart:style-name="ch6">
              <text:p>Tamaño Vector</text:p>
            </chart:title>
            <chart:categories table:cell-range-address="Sheet1.B2:Sheet1.B12"/>
          </chart:axis>
          <chart:axis chart:dimension="y" chart:name="primary-y" chart:style-name="ch7">
            <chart:title svg:x="0.451cm" svg:y="7.988cm" chart:style-name="ch8">
              <text:p>Tiempo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C2:Sheet1.C12" chart:label-cell-address="Sheet1.C1:Sheet1.C1" chart:class="chart:line">
            <chart:data-point chart:repeated="11"/>
          </chart:series>
          <chart:series chart:attached-axis="primary-y" chart:style-name="ch12" chart:values-cell-range-address="Sheet1.D2:Sheet1.D12" chart:label-cell-address="Sheet1.D1:Sheet1.D1" chart:class="chart:line">
            <chart:data-point chart:repeated="11"/>
          </chart:series>
          <chart:series chart:attached-axis="primary-y" chart:style-name="ch13" chart:values-cell-range-address="Sheet1.E2:Sheet1.E12" chart:label-cell-address="Sheet1.E1:Sheet1.E1" chart:class="chart:line">
            <chart:data-point chart:repeated="11"/>
          </chart:series>
          <chart:series chart:attached-axis="primary-y" chart:style-name="ch14" chart:values-cell-range-address="Sheet1.F2:Sheet1.F12" chart:label-cell-address="Sheet1.F1:Sheet1.F1" chart:class="chart:line">
            <chart:data-point chart:repeated="11"/>
          </chart:series>
          <chart:series chart:attached-axis="primary-y" chart:style-name="ch15" chart:values-cell-range-address="Sheet1.G2:Sheet1.G12" chart:label-cell-address="Sheet1.G1:Sheet1.G1" chart:class="chart:line">
            <chart:data-point chart:repeated="11"/>
          </chart:series>
          <chart:series chart:attached-axis="primary-y" chart:style-name="ch16" chart:values-cell-range-address="Sheet1.H2:Sheet1.H12" chart:label-cell-address="Sheet1.H1:Sheet1.H1" chart:class="chart:line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para Vectores locales grid</text:p>
                <draw:g>
                  <svg:desc>Sheet1.C1:Sheet1.C1</svg:desc>
                </draw:g>
              </table:table-cell>
              <table:table-cell office:value-type="string">
                <text:p>Tiempo para Vectores locales pc</text:p>
                <draw:g>
                  <svg:desc>Sheet1.D1:Sheet1.D1</svg:desc>
                </draw:g>
              </table:table-cell>
              <table:table-cell office:value-type="string">
                <text:p>Tiempo para Vectores globales grid</text:p>
                <draw:g>
                  <svg:desc>Sheet1.E1:Sheet1.E1</svg:desc>
                </draw:g>
              </table:table-cell>
              <table:table-cell office:value-type="string">
                <text:p>Tiempo para Vectores globales pc</text:p>
                <draw:g>
                  <svg:desc>Sheet1.F1:Sheet1.F1</svg:desc>
                </draw:g>
              </table:table-cell>
              <table:table-cell office:value-type="string">
                <text:p>Tiempo para Vectores dinámicos grid</text:p>
                <draw:g>
                  <svg:desc>Sheet1.G1:Sheet1.G1</svg:desc>
                </draw:g>
              </table:table-cell>
              <table:table-cell office:value-type="string">
                <text:p>Tiempo para Vectores dinámicos pc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262144">
                <text:p>262144</text:p>
                <draw:g>
                  <svg:desc>Sheet1.B2:Sheet1.B12</svg:desc>
                </draw:g>
              </table:table-cell>
              <table:table-cell office:value-type="float" office:value="0.00044715">
                <text:p>0.00044715</text:p>
                <draw:g>
                  <svg:desc>Sheet1.C2:Sheet1.C12</svg:desc>
                </draw:g>
              </table:table-cell>
              <table:table-cell office:value-type="float" office:value="0.000346733">
                <text:p>0.000346733</text:p>
                <draw:g>
                  <svg:desc>Sheet1.D2:Sheet1.D12</svg:desc>
                </draw:g>
              </table:table-cell>
              <table:table-cell office:value-type="float" office:value="0.000562505">
                <text:p>0.000562505</text:p>
                <draw:g>
                  <svg:desc>Sheet1.E2:Sheet1.E12</svg:desc>
                </draw:g>
              </table:table-cell>
              <table:table-cell office:value-type="float" office:value="0.000360239">
                <text:p>0.000360239</text:p>
                <draw:g>
                  <svg:desc>Sheet1.F2:Sheet1.F12</svg:desc>
                </draw:g>
              </table:table-cell>
              <table:table-cell office:value-type="float" office:value="0.000344461">
                <text:p>0.000344461</text:p>
                <draw:g>
                  <svg:desc>Sheet1.G2:Sheet1.G12</svg:desc>
                </draw:g>
              </table:table-cell>
              <table:table-cell office:value-type="float" office:value="0.000357781">
                <text:p>0.000357781</text:p>
                <draw:g>
                  <svg:desc>Sheet1.H2:Sheet1.H12</svg:desc>
                </draw:g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0963547">
                <text:p>0.000963547</text:p>
              </table:table-cell>
              <table:table-cell office:value-type="float" office:value="0.000695221">
                <text:p>0.000695221</text:p>
              </table:table-cell>
              <table:table-cell office:value-type="float" office:value="0.001118939">
                <text:p>0.001118939</text:p>
              </table:table-cell>
              <table:table-cell office:value-type="float" office:value="0.000721298">
                <text:p>0.000721298</text:p>
              </table:table-cell>
              <table:table-cell office:value-type="float" office:value="0.0007024">
                <text:p>0.0007024</text:p>
              </table:table-cell>
              <table:table-cell office:value-type="float" office:value="0.000715588">
                <text:p>0.000715588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2001805">
                <text:p>0.002001805</text:p>
              </table:table-cell>
              <table:table-cell office:value-type="float" office:value="0.001141344">
                <text:p>0.001141344</text:p>
              </table:table-cell>
              <table:table-cell office:value-type="float" office:value="0.001413712">
                <text:p>0.001413712</text:p>
              </table:table-cell>
              <table:table-cell office:value-type="float" office:value="0.001396334">
                <text:p>0.001396334</text:p>
              </table:table-cell>
              <table:table-cell office:value-type="float" office:value="0.001426301">
                <text:p>0.001426301</text:p>
              </table:table-cell>
              <table:table-cell office:value-type="float" office:value="0.001460844">
                <text:p>0.00146084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98962">
                <text:p>0.002698962</text:p>
              </table:table-cell>
              <table:table-cell office:value-type="float" office:value="0.001711256">
                <text:p>0.001711256</text:p>
              </table:table-cell>
              <table:table-cell office:value-type="float" office:value="0.002548354">
                <text:p>0.002548354</text:p>
              </table:table-cell>
              <table:table-cell office:value-type="float" office:value="0.001944502">
                <text:p>0.00194450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38035">
                <text:p>0.005438035</text:p>
              </table:table-cell>
              <table:table-cell office:value-type="float" office:value="0.003479026">
                <text:p>0.003479026</text:p>
              </table:table-cell>
              <table:table-cell office:value-type="float" office:value="0.005201763">
                <text:p>0.005201763</text:p>
              </table:table-cell>
              <table:table-cell office:value-type="float" office:value="0.003987225">
                <text:p>0.00398722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115369">
                <text:p>0.010115369</text:p>
              </table:table-cell>
              <table:table-cell office:value-type="float" office:value="0.00656311">
                <text:p>0.00656311</text:p>
              </table:table-cell>
              <table:table-cell office:value-type="float" office:value="0.009955579">
                <text:p>0.009955579</text:p>
              </table:table-cell>
              <table:table-cell office:value-type="float" office:value="0.0071809">
                <text:p>0.0071809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947163">
                <text:p>0.017947163</text:p>
              </table:table-cell>
              <table:table-cell office:value-type="float" office:value="0.013116175">
                <text:p>0.013116175</text:p>
              </table:table-cell>
              <table:table-cell office:value-type="float" office:value="0.018195891">
                <text:p>0.018195891</text:p>
              </table:table-cell>
              <table:table-cell office:value-type="float" office:value="0.013838647">
                <text:p>0.013838647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695709">
                <text:p>0.034695709</text:p>
              </table:table-cell>
              <table:table-cell office:value-type="float" office:value="0.026122222">
                <text:p>0.026122222</text:p>
              </table:table-cell>
              <table:table-cell office:value-type="float" office:value="0.033436367">
                <text:p>0.033436367</text:p>
              </table:table-cell>
              <table:table-cell office:value-type="float" office:value="0.027064511">
                <text:p>0.027064511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864967">
                <text:p>0.067864967</text:p>
              </table:table-cell>
              <table:table-cell office:value-type="float" office:value="0.052149479">
                <text:p>0.052149479</text:p>
              </table:table-cell>
              <table:table-cell office:value-type="float" office:value="0.064637573">
                <text:p>0.064637573</text:p>
              </table:table-cell>
              <table:table-cell office:value-type="float" office:value="0.05334481">
                <text:p>0.05334481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096048">
                <text:p>0.132096048</text:p>
              </table:table-cell>
              <table:table-cell office:value-type="float" office:value="0.105018997">
                <text:p>0.105018997</text:p>
              </table:table-cell>
              <table:table-cell office:value-type="float" office:value="0.127798938">
                <text:p>0.127798938</text:p>
              </table:table-cell>
              <table:table-cell office:value-type="float" office:value="0.108556102">
                <text:p>0.108556102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336707">
                <text:p>0.133336707</text:p>
              </table:table-cell>
              <table:table-cell office:value-type="float" office:value="0.102864405">
                <text:p>0.102864405</text:p>
              </table:table-cell>
              <table:table-cell office:value-type="float" office:value="0.257655516">
                <text:p>0.257655516</text:p>
              </table:table-cell>
              <table:table-cell office:value-type="float" office:value="0.207190026">
                <text:p>0.207190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